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itle"><text:span text:style-name="Strong_20_Emphasis">YAGO OTERO MARTÍNEZ </text:span></text:p>
      <text:p text:style-name="Title"><text:span text:style-name="Strong_20_Emphasis">Documental "Compra ahora"</text:span></text:p>
      <text:p text:style-name="P1"><text:span text:style-name="Strong_20_Emphasis">¿Qué técnicas específicas mencionadas en el documental crees que son las más efectivas para influir en el comportamiento del consumidor? ¿Por qué?</text:span></text:p>
      <text:p text:style-name="Text_20_body"><text:span text:style-name="Strong_20_Emphasis"><text:span text:style-name="T1">Las más potentes son las ofertas que parecen únicas o urgentes, como "solo por hoy" o "quedan pocas unidades", porque te meten prisa y terminas comprando sin pensar mucho. También está lo de usar tus datos para recomendarte justo lo que parece que quieres. Es como si leyeran tu mente, y claro, picas. Además, jugar con las emociones, como hacerte sentir que necesitas algo para ser feliz o encajar, es súper efectivo.</text:span></text:span></text:p>
      <text:p text:style-name="Text_20_body"><text:span text:style-name="Strong_20_Emphasis"/></text:p>
      <text:p text:style-name="Text_20_body"><text:span text:style-name="Strong_20_Emphasis">¿Cómo describirías el impacto emocional que generan estas tácticas en los consumidores, según lo presentado?</text:span></text:p>
      <text:p text:style-name="Text_20_body"><text:span text:style-name="Strong_20_Emphasis"><text:span text:style-name="T1">La verdad, te estresan. Te hacen sentir que, si no compras, te pierdes algo importante, y luego, cuando lo tienes, muchas veces ni te llena como pensabas. Es como un ciclo de querer más y nunca estar del todo satisfecho.</text:span></text:span></text:p>
      <text:p text:style-name="Text_20_body"><text:span text:style-name="Strong_20_Emphasis"/></text:p>
      <text:p text:style-name="Text_20_body"><text:span text:style-name="Strong_20_Emphasis">¿Qué rol juega la psicología en las estrategias de marketing que se exponen?</text:span></text:p>
      <text:p text:style-name="Text_20_body"><text:span text:style-name="Strong_20_Emphasis"><text:span text:style-name="T1">La psicología está por todos lados. Juegan con cómo pensamos para hacernos decidir rápido o sentir que necesitamos algo. Por ejemplo, lo de "no perder esta oferta" es puro miedo a quedarte fuera. También investigan qué nos emociona o qué nos llama la atención para vendernos cosas sin que nos demos cuenta.</text:span></text:span></text:p>
      <text:p text:style-name="Text_20_body"><text:span text:style-name="Strong_20_Emphasis"/></text:p>
      <text:p text:style-name="Text_20_body"><text:span text:style-name="Strong_20_Emphasis">¿Cómo crees que las prácticas de consumo desmedido afectan al medio ambiente y a las comunidades, según lo analizado en el documental?</text:span></text:p>
      <text:p text:style-name="Text_20_body"><text:span text:style-name="Strong_20_Emphasis"><text:span text:style-name="T1">Básicamente, lo destrozan todo. Producir a lo bestia contamina muchísimo y genera toneladas de basura. Además, en los países donde se fabrican muchas cosas, la gente trabaja por sueldos miserables y vive en malas condiciones. Es un círculo bastante tóxico.</text:span></text:span></text:p>
      <text:p text:style-name="Text_20_body"><text:span text:style-name="Strong_20_Emphasis"/></text:p>
      <text:p text:style-name="Text_20_body"><text:span text:style-name="Strong_20_Emphasis">¿Puedes identificar ejemplos concretos de cómo el consumismo ha influido en la desigualdad social o en problemas ecológicos?</text:span></text:p>
      <text:p text:style-name="Text_20_body"><text:span text:style-name="Strong_20_Emphasis"><text:span text:style-name="T1">Sí, por ejemplo, la moda rápida (lo de comprar ropa barata y en masa) contamina los ríos con los tintes y explota a los trabajadores. En tecnología, fabricar móviles y baterías implica minería que arrasa el medio ambiente y genera basura electrónica que nadie recicla bien.</text:span></text:span></text:p>
      <text:p text:style-name="Text_20_body"><text:span text:style-name="Strong_20_Emphasis"/></text:p>
      <text:p text:style-name="Text_20_body"><text:span text:style-name="Strong_20_Emphasis">Después de ver el documental, ¿consideras que el consumidor promedio tiene responsabilidad sobre sus hábitos de compra? ¿Por qué sí o por qué no?</text:span></text:p>
      <text:p text:style-name="Text_20_body"><text:span text:style-name="Strong_20_Emphasis"><text:span text:style-name="T1">En parte sí, porque podríamos pensar mejor antes de comprar, pero también no, porque las marcas nos tienen súper controlados con sus anuncios y ofertas.</text:span></text:span><text:span text:style-name="Strong_20_Emphasis"> </text:span><text:span text:style-name="Strong_20_Emphasis"><text:span text:style-name="T1">Muchas veces ni te das cuenta de lo manipulado que estás.</text:span></text:span></text:p>
      <text:p text:style-name="Text_20_body"><text:span text:style-name="Strong_20_Emphasis"/></text:p>
      <text:p text:style-name="Text_20_body"><text:soft-page-break/><text:span text:style-name="Strong_20_Emphasis">¿Qué cambios en el comportamiento individual o colectivo propone el documental para contrarrestar estas prácticas de consumo?</text:span></text:p>
      <text:p text:style-name="Text_20_body"><text:span text:style-name="Strong_20_Emphasis"><text:span text:style-name="T1">Habla de consumir con cabeza, como comprar menos y mejor. También proponen reciclar, reutilizar y exigir a las marcas que sean más responsables con lo que venden y cómo lo producen.</text:span></text:span></text:p>
      <text:p text:style-name="Text_20_body"><text:span text:style-name="Strong_20_Emphasis"/></text:p>
      <text:p text:style-name="Text_20_body"><text:span text:style-name="Strong_20_Emphasis">¿Crees que las soluciones presentadas en el documental son realistas o alcanzables en un mundo globalizado?</text:span></text:p>
      <text:p text:style-name="Text_20_body"><text:span text:style-name="Strong_20_Emphasis"><text:span text:style-name="T1">Son posibles, pero no fáciles. Cambiar cosas en un sistema tan grande lleva tiempo y depende de que gobiernos, empresas y consumidores trabajen juntos. Si nadie se pone serio, va a ser complicado.</text:span></text:span></text:p>
      <text:p text:style-name="Text_20_body"><text:span text:style-name="Strong_20_Emphasis"/></text:p>
      <text:p text:style-name="Text_20_body"><text:span text:style-name="Strong_20_Emphasis">¿Qué estrategias podrías adoptar para resistir estas tácticas de manipulación comercial en tu vida diaria?</text:span></text:p>
      <text:p text:style-name="Text_20_body"><text:span text:style-name="Strong_20_Emphasis"><text:span text:style-name="T1">Podrías empezar por bloquear anuncios o pasar menos tiempo en redes, porque ahí te bombardean. También comprar cosas que de verdad necesites y no dejarte llevar por las ofertas. Ah, y buscar productos más sostenibles o de segunda mano.</text:span></text:span></text:p>
      <text:p text:style-name="Text_20_body"><text:span text:style-name="Strong_20_Emphasis"/></text:p>
      <text:p text:style-name="Text_20_body"><text:span text:style-name="Strong_20_Emphasis">¿Cómo podría el gobierno, las organizaciones o los individuos contribuir a reducir la dependencia del consumo desenfrenado?</text:span></text:p>
      <text:p text:style-name="Text_20_body"><text:span text:style-name="Strong_20_Emphasis"><text:span text:style-name="T1">El gobierno podría poner leyes para que las marcas no exageren con la publicidad y para que fabriquen de forma más sostenible. Las empresas deberían ser más transparentes y éticas, y nosotros, como consumidores, deberíamos comprar con más conciencia y apoyar cosas como el reciclaje y el comercio just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9:55:47.096000000</meta:creation-date>
    <dc:date>2024-12-11T20:05:26.086000000</dc:date>
    <meta:editing-duration>PT8M21S</meta:editing-duration>
    <meta:editing-cycles>1</meta:editing-cycles>
    <meta:document-statistic meta:table-count="0" meta:image-count="0" meta:object-count="0" meta:page-count="3" meta:paragraph-count="22" meta:word-count="623" meta:character-count="3837" meta:non-whitespace-character-count="3235"/>
    <meta:generator>LibreOffice/24.8.3.2$Windows_X86_64 LibreOffice_project/48a6bac9e7e268aeb4c3483fcf825c94556d9f92</meta:generator>
  </office:meta>
</office:document-meta>
</file>